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11cm" fo:min-width="5.9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1.75cm" fo:min-width="5.5cm" draw:shadow="visible" draw:shadow-offset-x="0.1cm" draw:shadow-offset-y="0.1cm"/>
    </style:style>
    <style:style style:name="gr5" style:family="graphic" style:parent-style-name="standard">
      <style:graphic-properties draw:textarea-horizontal-align="justify" draw:textarea-vertical-align="middle" draw:auto-grow-height="false" fo:min-height="5.9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5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66ff99" draw:textarea-horizontal-align="justify" draw:textarea-vertical-align="middle" draw:auto-grow-height="false" fo:min-height="7.25cm" fo:min-width="5.5cm"/>
    </style:style>
    <style:style style:name="gr10" style:family="graphic" style:parent-style-name="standard">
      <style:graphic-properties draw:fill-color="#66ff99" draw:textarea-horizontal-align="justify" draw:textarea-vertical-align="middle" draw:auto-grow-height="false" fo:min-height="0.85cm" fo:min-width="5.5cm"/>
    </style:style>
    <style:style style:name="gr11" style:family="graphic" style:parent-style-name="standard">
      <style:graphic-properties draw:fill-color="#66ff99" draw:textarea-horizontal-align="justify" draw:textarea-vertical-align="middle" draw:auto-grow-height="false" fo:min-height="1.45cm" fo:min-width="5.5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1.75cm" fo:min-width="5.5cm" draw:shadow="visible" draw:shadow-offset-x="0.1cm" draw:shadow-offset-y="0.1cm"/>
    </style:style>
    <style:style style:name="gr13" style:family="graphic" style:parent-style-name="standard">
      <style:graphic-properties draw:fill-color="#ff9900" draw:textarea-horizontal-align="justify" draw:textarea-vertical-align="middle" draw:auto-grow-height="false" fo:min-height="4.75cm" fo:min-width="5.5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0.75cm" fo:min-width="5.5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75cm" fo:min-width="5.5cm" draw:shadow="visible" draw:shadow-offset-x="0.1cm" draw:shadow-offset-y="0.1cm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0.85cm" fo:min-width="5.5cm"/>
    </style:style>
    <style:style style:name="gr19" style:family="graphic" style:parent-style-name="standard">
      <style:graphic-properties draw:textarea-horizontal-align="justify" draw:textarea-vertical-align="middle" draw:auto-grow-height="false" fo:min-height="1.448cm" fo:min-width="2.612cm"/>
    </style:style>
    <style:style style:name="gr20" style:family="graphic" style:parent-style-name="standard">
      <style:graphic-properties draw:fill-color="#66ff00" draw:textarea-horizontal-align="justify" draw:textarea-vertical-align="middle" draw:auto-grow-height="false" fo:min-height="0.85cm" fo:min-width="5.2cm"/>
    </style:style>
    <style:style style:name="gr21" style:family="graphic" style:parent-style-name="standard">
      <style:graphic-properties draw:fill-color="#66ff00" draw:textarea-horizontal-align="justify" draw:textarea-vertical-align="middle" draw:auto-grow-height="false" fo:min-height="0.85cm" fo:min-width="5.2cm" draw:shadow="visible" draw:shadow-offset-x="0.1cm" draw:shadow-offset-y="0.1cm"/>
    </style:style>
    <style:style style:name="gr22" style:family="graphic" style:parent-style-name="standard">
      <style:graphic-properties draw:fill-color="#66ff00" draw:textarea-horizontal-align="justify" draw:textarea-vertical-align="middle" draw:auto-grow-height="false" fo:min-height="0.75cm" fo:min-width="5.5cm"/>
    </style:style>
    <style:style style:name="gr23" style:family="graphic" style:parent-style-name="standard">
      <style:graphic-properties draw:fill-color="#66ff00" draw:textarea-horizontal-align="justify" draw:textarea-vertical-align="middle" draw:auto-grow-height="false" fo:min-height="0.75cm" fo:min-width="2.3cm"/>
    </style:style>
    <style:style style:name="gr24" style:family="graphic" style:parent-style-name="standard">
      <style:graphic-properties draw:fill-color="#66ff00" draw:textarea-horizontal-align="justify" draw:textarea-vertical-align="middle" draw:auto-grow-height="false" fo:min-height="0.75cm" fo:min-width="0cm"/>
    </style:style>
    <style:style style:name="gr25" style:family="graphic" style:parent-style-name="standard">
      <style:graphic-properties draw:fill-color="#66ff00" draw:textarea-horizontal-align="justify" draw:textarea-vertical-align="middle" draw:auto-grow-height="false" fo:min-height="0.75cm" fo:min-width="5.5cm" draw:shadow="visible" draw:shadow-offset-x="0.1cm" draw:shadow-offset-y="0.1cm"/>
    </style:style>
    <style:style style:name="gr26" style:family="graphic" style:parent-style-name="standard">
      <style:graphic-properties draw:fill-color="#66ff99" draw:textarea-horizontal-align="justify" draw:textarea-vertical-align="middle" draw:auto-grow-height="false" fo:min-height="0.55cm" fo:min-width="1.9cm"/>
    </style:style>
    <style:style style:name="gr27" style:family="graphic" style:parent-style-name="standard">
      <style:graphic-properties draw:fill-color="#66ff99" draw:textarea-horizontal-align="justify" draw:textarea-vertical-align="middle" draw:auto-grow-height="false" fo:min-height="0.55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4cm" svg:height="11.36cm" svg:x="13.6cm" svg:y="1.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cm" svg:height="0.5cm" svg:x="13.6cm" svg:y="1.6cm">
            <text:p text:style-name="P2"><text:span text:style-name="T1">Top b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4cm" svg:height="1cm" svg:x="13.6cm" svg:y="2.1cm">
            <text:p text:style-name="P1">MAMF Client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6cm" svg:height="2cm" svg:x="13.8cm" svg:y="10.8cm">
          <text:p text:style-name="P3"><text:span text:style-name="T2">Create Arran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6.2cm" svg:x="13.8cm" svg:y="3.2cm"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cm" svg:height="1.4cm" svg:x="13.8cm" svg:y="4.4cm">
          <text:p text:style-name="P5"><text:span text:style-name="T3">Sushi with Bernd, Ernst and 3 others</text:span></text:p>
          <text:p text:style-name="P5"><text:span text:style-name="T3">at Kikuya, Stuttgart.</text:span></text:p>
          <text:p text:style-name="P5"><text:span text:style-name="T3">Tomorrow, 19.0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cm" svg:height="1.1cm" svg:x="13.8cm" svg:y="3.2cm">
          <text:p text:style-name="P4"><text:span text:style-name="T4">Current Arrang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cm" svg:height="1.4cm" svg:x="13.8cm" svg:y="5.9cm">
          <text:p text:style-name="P5"><text:span text:style-name="T3">Schnitzel with Hugo, Paul and 2 others</text:span></text:p>
          <text:p text:style-name="P5"><text:span text:style-name="T3">at Schnitzel-Charly, Kochendorf.</text:span></text:p>
          <text:p text:style-name="P5"><text:span text:style-name="T3">Saturday, 20.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.4cm" svg:height="11.36cm" svg:x="13.6cm" svg:y="14.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cm" svg:height="0.5cm" svg:x="13.6cm" svg:y="14.6cm">
            <text:p text:style-name="P2"><text:span text:style-name="T1">Top b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4cm" svg:height="1cm" svg:x="13.6cm" svg:y="15.1cm">
            <text:p text:style-name="P1">MAMF Client</text:p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19.4cm" svg:y1="5.1cm" svg:x2="22.1cm" svg:y2="4.1cm">
          <text:p/>
        </draw:line>
        <draw:g>
          <draw:custom-shape draw:style-name="gr1" draw:text-style-name="P1" draw:layer="layout" svg:width="6.4cm" svg:height="11.36cm" svg:x="22.1cm" svg:y="1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cm" svg:height="0.5cm" svg:x="22.1cm" svg:y="1.5cm">
            <text:p text:style-name="P2"><text:span text:style-name="T1">Top b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4cm" svg:height="1cm" svg:x="22.1cm" svg:y="2cm">
            <text:p text:style-name="P1">MAMF Client</text:p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19.3cm" svg:y1="6.8cm" svg:x2="29.9cm" svg:y2="6.7cm">
          <text:p/>
        </draw:line>
        <draw:custom-shape draw:style-name="gr9" draw:text-style-name="P4" draw:layer="layout" svg:width="6cm" svg:height="7.5cm" svg:x="22.3cm" svg:y="3.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.4cm" svg:height="11.36cm" svg:x="30cm" svg:y="1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cm" svg:height="0.5cm" svg:x="30cm" svg:y="1.5cm">
            <text:p text:style-name="P2"><text:span text:style-name="T1">Top b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4cm" svg:height="1cm" svg:x="30cm" svg:y="2cm">
            <text:p text:style-name="P1">MAMF Client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6cm" svg:height="7.5cm" svg:x="30.2cm" svg:y="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1cm" svg:x="30.2cm" svg:y="3.1cm">
          <text:p text:style-name="P4"><text:span text:style-name="T4">Schnitzel at Schnitzel-Charly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cm" svg:height="1.7cm" svg:x="30.2cm" svg:y="4.3cm">
          <text:p text:style-name="P5"><text:span text:style-name="T5">You</text:span><text:span text:style-name="T3"> invited Hugo, Paul, Fred and Bill</text:span></text:p>
          <text:p text:style-name="P5"><text:span text:style-name="T3">to eat Schnitzel at Schnitzel-Charly.</text:span></text:p>
          <text:p text:style-name="P5"><text:span text:style-name="T3">Waiting for Fred to accept invite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cm" svg:height="2cm" svg:x="30.2cm" svg:y="10.7cm">
          <text:p text:style-name="P4"><text:span text:style-name="T4">Revoke Invit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1cm" svg:x="22.3cm" svg:y="3.1cm">
          <text:p text:style-name="P4"><text:span text:style-name="T4">Sushi at Kikuya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cm" svg:height="1.7cm" svg:x="22.3cm" svg:y="4.3cm">
          <text:p text:style-name="P5"><text:span text:style-name="T5">Bernd</text:span><text:span text:style-name="T3"> invited you, Ernst, Mara,</text:span></text:p>
          <text:p text:style-name="P5"><text:span text:style-name="T3">Die Königin and Dolf</text:span></text:p>
          <text:p text:style-name="P5"><text:span text:style-name="T3">to eat Sushi at Kikuya.</text:span></text:p>
          <text:p text:style-name="P5"><text:span text:style-name="T3">You accepted the invite. 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cm" svg:height="2cm" svg:x="22.3cm" svg:y="10.7cm">
          <text:p text:style-name="P4"><text:span text:style-name="T4">Cancel Attenda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5cm" svg:x="22.2cm" svg:y="1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1cm" svg:x="25.2cm" svg:y="17.5cm">
          <text:p text:style-name="P1">No!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1cm" svg:x="22.2cm" svg:y="17.5cm">
          <text:p text:style-name="P1">Yes!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1cm" svg:x="22.2cm" svg:y="13.5cm">
          <text:p text:style-name="P1">Are you sure?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cm" svg:height="3cm" svg:x="22.2cm" svg:y="14.5cm">
          <text:p text:style-name="P1"><text:span text:style-name="T6">Do you really want to not go eating</text:span></text:p>
          <text:p text:style-name="P1"><text:span text:style-name="T6">Sushi at Kikuya with 4 friends?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5cm" svg:x="30.3cm" svg:y="1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1cm" svg:x="33.3cm" svg:y="17.5cm">
          <text:p text:style-name="P1">No!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1cm" svg:x="30.3cm" svg:y="17.5cm">
          <text:p text:style-name="P1">Yes!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1cm" svg:x="30.3cm" svg:y="13.5cm">
          <text:p text:style-name="P1">Are you sure?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cm" svg:height="3cm" svg:x="30.3cm" svg:y="14.5cm">
          <text:p text:style-name="P1"><text:span text:style-name="T6">If you revoke your invitation,</text:span></text:p>
          <text:p text:style-name="P1"><text:span text:style-name="T6">the entire meeting will</text:span></text:p>
          <text:p text:style-name="P1"><text:span text:style-name="T6">be cancelled. Do you want that?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5.1cm" svg:y1="12.1cm" svg:x2="25.1cm" svg:y2="13.4cm">
          <text:p/>
        </draw:line>
        <draw:line draw:style-name="gr8" draw:text-style-name="P1" draw:layer="layout" svg:x1="33.1cm" svg:y1="12.3cm" svg:x2="33.1cm" svg:y2="13.3cm">
          <text:p/>
        </draw:line>
        <draw:custom-shape draw:style-name="gr17" draw:text-style-name="P3" draw:layer="layout" svg:width="6cm" svg:height="1cm" svg:x="13.8cm" svg:y="9.6cm">
          <text:p text:style-name="P3"><text:span text:style-name="T2">Settings...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7cm" svg:y1="12.4cm" svg:x2="16.7cm" svg:y2="14.5cm">
          <text:p/>
        </draw:line>
        <draw:custom-shape draw:style-name="gr18" draw:text-style-name="P4" draw:layer="layout" svg:width="6cm" svg:height="1.1cm" svg:x="13.8cm" svg:y="16.3cm">
          <text:p text:style-name="P4"><text:span text:style-name="T4">Create Arrang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4cm" svg:height="2.4cm" svg:x="21.5cm" svg:y="19.8cm">
          <text:p text:style-name="P4"><text:span text:style-name="T4">Cancel Atten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4.5cm" svg:y1="18.2cm" svg:x2="23.9cm" svg:y2="19.7cm">
          <text:p/>
        </draw:line>
        <draw:line draw:style-name="gr8" draw:text-style-name="P1" draw:layer="layout" svg:x1="27.5cm" svg:y1="18.3cm" svg:x2="27.4cm" svg:y2="13cm">
          <text:p/>
        </draw:line>
        <draw:line draw:style-name="gr8" draw:text-style-name="P1" draw:layer="layout" svg:x1="35.7cm" svg:y1="18.2cm" svg:x2="35.6cm" svg:y2="12.9cm">
          <text:p/>
        </draw:line>
        <draw:custom-shape draw:style-name="gr19" draw:text-style-name="P4" draw:layer="layout" svg:width="4.4cm" svg:height="2.4cm" svg:x="29.5cm" svg:y="19.5cm">
          <text:p text:style-name="P4"><text:span text:style-name="T4">Revoke Invit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2.7cm" svg:y1="18.2cm" svg:x2="31.9cm" svg:y2="19.5cm">
          <text:p/>
        </draw:line>
        <draw:custom-shape draw:style-name="gr18" draw:text-style-name="P4" draw:layer="layout" svg:width="6cm" svg:height="1.1cm" svg:x="13.8cm" svg:y="17.6cm">
          <text:p text:style-name="P4"><text:span text:style-name="T4">People invited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5.7cm" svg:height="1.1cm" svg:x="13.8cm" svg:y="18.7cm">
          <text:p text:style-name="P4"><text:span text:style-name="T4">Bernd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7cm" svg:height="1.1cm" svg:x="13.8cm" svg:y="19.8cm">
          <text:p text:style-name="P4"><text:span text:style-name="T4">Add people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cm" svg:height="1cm" svg:x="13.8cm" svg:y="21.2cm">
          <text:p text:style-name="P4"><text:span text:style-name="T4">Tomorrow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8cm" svg:height="1cm" svg:x="13.8cm" svg:y="22.2cm">
          <text:p text:style-name="P4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8cm" svg:height="1cm" svg:x="17cm" svg:y="22.2cm">
          <text:p text:style-name="P4"><text:span text:style-name="T4">30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4cm" svg:height="1cm" svg:x="16.6cm" svg:y="22.2cm">
          <text:p text:style-name="P4"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6cm" svg:height="1cm" svg:x="13.8cm" svg:y="24.3cm">
          <text:p text:style-name="P4"><text:span text:style-name="T4">Chilishop (Where?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6cm" svg:height="1.1cm" svg:x="13.8cm" svg:y="23.2cm">
          <text:p text:style-name="P7"><text:span text:style-name="T7"><text:s text:c="6"/></text:span><text:span text:style-name="T7">Chili sin Carne (What?) <text:s text:c="4"/>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.4cm" svg:height="11.36cm" svg:x="4.2cm" svg:y="1.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cm" svg:height="0.5cm" svg:x="4.2cm" svg:y="1.6cm">
            <text:p text:style-name="P2"><text:span text:style-name="T1">Top b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4cm" svg:height="1cm" svg:x="4.2cm" svg:y="2.1cm">
            <text:p text:style-name="P1">MAMF Client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6cm" svg:height="7.5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1cm" svg:x="4.4cm" svg:y="3.2cm">
          <text:p text:style-name="P4"><text:span text:style-name="T4">Settings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4cm" svg:height="0.8cm" svg:x="4.4cm" svg:y="4.4cm">
          <text:p text:style-name="P6"><text:span text:style-name="T6">Server: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cm" svg:height="2cm" svg:x="4.4cm" svg:y="10.8cm">
          <text:p text:style-name="P4"><text:span text:style-name="T4">Create Account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4cm" svg:height="0.8cm" svg:x="4.4cm" svg:y="5.2cm">
          <text:p text:style-name="P6"><text:span text:style-name="T6">User: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4cm" svg:height="0.8cm" svg:x="4.4cm" svg:y="6cm">
          <text:p text:style-name="P6"><text:span text:style-name="T6">Password: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6cm" svg:height="0.8cm" svg:x="6.8cm" svg:y="4.4cm">
          <text:p text:style-name="P8"><text:span text:style-name="T8">https://shack.spac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6cm" svg:height="0.8cm" svg:x="6.8cm" svg:y="5.2cm">
          <text:p text:style-name="P8"><text:span text:style-name="T8"><text:s text:c="2"/></text:span><text:span text:style-name="T8">dolf80@gmx.net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6cm" svg:height="0.8cm" svg:x="6.8cm" svg:y="6cm">
          <text:p text:style-name="P8"><text:span text:style-name="T8"><text:s text:c="9"/></text:span><text:span text:style-name="T8">********** <text:s text:c="8"/>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cm" svg:y1="10.2cm" svg:x2="10.7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21:49:34.526569288</meta:creation-date>
    <dc:date>2015-05-21T22:52:31.836097627</dc:date>
    <meta:editing-duration>PT32M1S</meta:editing-duration>
    <meta:editing-cycles>7</meta:editing-cycles>
    <meta:generator>LibreOffice/4.3.6.2$Linux_X86_64 LibreOffice_project/430$Build-2</meta:generator>
    <meta:document-statistic meta:object-count="75"/>
  </office:meta>
</office:document-meta>
</file>